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start="" draw:marker-start-width="0.3cm" draw:marker-end="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4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2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cm" svg:height="2cm" svg:x="8cm" svg:y="5.5cm">
          <text:p text:style-name="P1"><text:span text:style-name="T1">Приоритет задачи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3cm" svg:y="1.5cm" draw:corner-radius="0.5cm">
          <text:p text:style-name="P1"><text:span text:style-name="T1">mutex_lock_irq ()</text:span></text:p>
        </draw:rect>
        <draw:rect draw:style-name="gr2" draw:text-style-name="P2" draw:layer="layout" svg:width="2cm" svg:height="1cm" svg:x="10cm" svg:y="12.5cm" draw:corner-radius="0.5cm">
          <text:p text:style-name="P1"><text:span text:style-name="T1">Готово</text:span></text:p>
        </draw:rect>
        <draw:line draw:style-name="gr3" draw:text-style-name="P2" draw:layer="layout" svg:x1="11cm" svg:y1="16.85cm" svg:x2="11cm" svg:y2="17.35cm">
          <text:p/>
        </draw:line>
        <draw:line draw:style-name="gr4" draw:text-style-name="P2" draw:layer="layout" svg:x1="5cm" svg:y1="2.5cm" svg:x2="5cm" svg:y2="3.5cm">
          <text:p/>
        </draw:line>
        <draw:custom-shape draw:style-name="gr1" draw:text-style-name="P2" draw:layer="layout" svg:width="5cm" svg:height="1.5cm" svg:x="8.5cm" svg:y="10.5cm">
          <text:p text:style-name="P1"><text:span text:style-name="T1">Установка привязки</text:span><text:span text:style-name="T1"><text:line-break/></text:span><text:span text:style-name="T1">аппаратного прерывания,</text:span><text:span text:style-name="T1"><text:line-break/></text:span><text:span text:style-name="T1">вызов arch_intr_bind()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4cm" svg:y1="6.5cm" svg:x2="11cm" svg:y2="10cm" draw:start-shape="id1" draw:start-glue-point="7" draw:end-shape="id2" draw:end-glue-point="1" svg:d="m14000 6500h502v3500h-3502">
          <text:p/>
        </draw:connector>
        <draw:line draw:style-name="gr3" draw:text-style-name="P2" draw:layer="layout" svg:x1="11cm" svg:y1="7.5cm" svg:x2="11cm" svg:y2="8cm">
          <text:p/>
        </draw:line>
        <draw:line draw:style-name="gr3" draw:text-style-name="P2" draw:id="id2" draw:layer="layout" svg:x1="11cm" svg:y1="9.5cm" svg:x2="11cm" svg:y2="10.5cm">
          <text:p/>
        </draw:line>
        <draw:line draw:style-name="gr3" draw:text-style-name="P2" draw:layer="layout" svg:x1="7.5cm" svg:y1="10cm" svg:x2="11cm" svg:y2="10cm">
          <draw:glue-point draw:id="4" svg:x="-3.56cm" svg:y="0cm"/>
          <text:p/>
        </draw:line>
        <draw:custom-shape draw:style-name="gr1" draw:text-style-name="P2" draw:layer="layout" svg:width="5cm" svg:height="2cm" svg:x="2.5cm" svg:y="9cm">
          <text:p text:style-name="P1"><text:span text:style-name="T1">Мутекс занят</text:span><text:span text:style-name="T1"><text:line-break/></text:span><text:span text:style-name="T1">текущей задачей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9.8cm" svg:y="7.2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7cm" svg:y="5.751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7.15cm" svg:y="3.5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7.2cm" svg:y="9.2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3.85cm" svg:y="4.9cm">
          <draw:text-box>
            <text:p><text:span text:style-name="T1">Нет</text:span></text:p>
          </draw:text-box>
        </draw:frame>
        <draw:custom-shape draw:style-name="gr1" draw:text-style-name="P2" draw:layer="layout" svg:width="6cm" svg:height="2.75cm" svg:x="8cm" svg:y="17.25cm">
          <text:p text:style-name="P1"><text:span text:style-name="T1">Приоритет</text:span><text:span text:style-name="T1"><text:line-break/></text:span><text:span text:style-name="T1">задачи-хозяина мутекса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1cm" svg:y1="12cm" svg:x2="11cm" svg:y2="12.5cm">
          <text:p/>
        </draw:line>
        <draw:frame draw:style-name="gr6" draw:text-style-name="P3" draw:layer="layout" svg:width="0.938cm" svg:height="0.683cm" svg:x="9.736cm" svg:y="19.73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6.976cm" svg:y="17.867cm">
          <draw:text-box>
            <text:p><text:span text:style-name="T1">Нет</text:span></text:p>
          </draw:text-box>
        </draw:frame>
        <draw:custom-shape draw:style-name="gr1" draw:text-style-name="P2" draw:id="id3" draw:layer="layout" svg:width="5cm" svg:height="1.5cm" svg:x="8.5cm" svg:y="20.5cm">
          <text:p text:style-name="P1"><text:span text:style-name="T1">Повышение приоритета</text:span><text:span text:style-name="T1"><text:line-break/></text:span><text:span text:style-name="T1">задачи-хозяина мутекса</text:span><text:span text:style-name="T1"><text:line-break/></text:span><text:span text:style-name="T1">до приоритета мутекса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cm" svg:y1="20cm" svg:x2="11cm" svg:y2="20.5cm">
          <text:p/>
        </draw:line>
        <draw:custom-shape draw:style-name="gr1" draw:text-style-name="P2" draw:id="id5" draw:layer="layout" svg:width="5cm" svg:height="1cm" svg:x="2.55cm" svg:y="21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cm" svg:y1="18.65cm" svg:x2="5cm" svg:y2="18.65cm">
          <text:p/>
        </draw:line>
        <draw:connector draw:style-name="gr7" draw:text-style-name="P4" draw:layer="layout" svg:x1="11cm" svg:y1="22cm" svg:x2="8cm" svg:y2="20.45cm" draw:start-shape="id3" draw:start-glue-point="2" draw:end-shape="id4" draw:end-glue-point="1" svg:d="m11000 22000v501h-3000v-2051">
          <text:p/>
        </draw:connector>
        <draw:custom-shape draw:style-name="gr1" draw:text-style-name="P2" draw:layer="layout" svg:width="5cm" svg:height="1.5cm" svg:x="2.5cm" svg:y="3.5cm">
          <text:p text:style-name="P1"><text:span text:style-name="T1">Мутекс свободен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.25cm" svg:x="2.5cm" svg:y="11.5cm">
          <text:p text:style-name="P1"><text:span text:style-name="T1">Удаление задачи из</text:span><text:span text:style-name="T1"><text:line-break/></text:span><text:span text:style-name="T1">списка task_a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.25cm" svg:x="2.5cm" svg:y="13.25cm">
          <text:p text:style-name="P1"><text:span text:style-name="T1">Занесение задачи в</text:span><text:span text:style-name="T1"><text:line-break/></text:span><text:span text:style-name="T1">список ожидания мутекс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2cm" svg:y="15cm">
          <text:p text:style-name="P1"><text:span text:style-name="T1">Приоритет мутекса &lt;</text:span><text:span text:style-name="T1"><text:line-break/></text:span><text:span text:style-name="T1">приоритета задач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124cm" svg:height="0.683cm" svg:x="3.6cm" svg:y="10.752cm">
          <draw:text-box>
            <text:p><text:span text:style-name="T1">Нет</text:span></text:p>
          </draw:text-box>
        </draw:frame>
        <draw:line draw:style-name="gr4" draw:text-style-name="P2" draw:layer="layout" svg:x1="5cm" svg:y1="11cm" svg:x2="5cm" svg:y2="11.5cm">
          <text:p/>
        </draw:line>
        <draw:connector draw:style-name="standard" draw:layer="layout" svg:x1="5.05cm" svg:y1="22cm" svg:x2="1.5cm" svg:y2="3cm" draw:start-shape="id5" draw:start-glue-point="2" draw:end-shape="id6" draw:end-glue-point="3" svg:d="m5050 22000v501h-3550v-19501">
          <text:p/>
        </draw:connector>
        <draw:line draw:style-name="gr4" draw:text-style-name="P2" draw:layer="layout" svg:x1="5cm" svg:y1="17cm" svg:x2="5cm" svg:y2="21cm">
          <text:p/>
        </draw:line>
        <draw:line draw:style-name="gr4" draw:text-style-name="P2" draw:layer="layout" svg:x1="5cm" svg:y1="12.75cm" svg:x2="5cm" svg:y2="13.25cm">
          <text:p/>
        </draw:line>
        <draw:line draw:style-name="gr4" draw:text-style-name="P2" draw:layer="layout" svg:x1="8cm" svg:y1="16cm" svg:x2="8.5cm" svg:y2="16cm">
          <text:p/>
        </draw:line>
        <draw:frame draw:style-name="gr6" draw:text-style-name="P3" draw:layer="layout" svg:width="1.124cm" svg:height="0.683cm" svg:x="3.6cm" svg:y="16.75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7.462cm" svg:y="15.217cm">
          <draw:text-box>
            <text:p><text:span text:style-name="T1">Да</text:span></text:p>
          </draw:text-box>
        </draw:frame>
        <draw:custom-shape draw:style-name="gr1" draw:text-style-name="P2" draw:layer="layout" svg:width="5cm" svg:height="1.5cm" svg:x="8.5cm" svg:y="3.5cm">
          <text:p text:style-name="P1"><text:span text:style-name="T1">Добавление мутекса</text:span></text:p>
          <text:p text:style-name="P1"><text:span text:style-name="T1">в список захваченных</text:span><text:span text:style-name="T1"><text:line-break/></text:span><text:span text:style-name="T1">текущей задачей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05cm" svg:y1="5cm" svg:x2="11.05cm" svg:y2="5.5cm">
          <text:p/>
        </draw:line>
        <draw:line draw:style-name="gr4" draw:text-style-name="P2" draw:layer="layout" svg:x1="7.5cm" svg:y1="4.25cm" svg:x2="8.5cm" svg:y2="4.25cm">
          <text:p/>
        </draw:line>
        <draw:custom-shape draw:style-name="gr1" draw:text-style-name="P2" draw:layer="layout" svg:width="5cm" svg:height="1.5cm" svg:x="8.5cm" svg:y="8cm">
          <text:p text:style-name="P1"><text:span text:style-name="T1">Повышение приоритета</text:span><text:span text:style-name="T1"><text:line-break/></text:span><text:span text:style-name="T1">задачи до приоритета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05cm" svg:y1="5cm" svg:x2="5cm" svg:y2="9cm">
          <text:p/>
        </draw:line>
        <draw:custom-shape draw:style-name="gr1" draw:text-style-name="P2" draw:layer="layout" svg:width="5cm" svg:height="1.5cm" svg:x="8.5cm" svg:y="15.3cm">
          <text:p text:style-name="P1"><text:span text:style-name="T1">Повышение приоритета</text:span><text:span text:style-name="T1"><text:line-break/></text:span><text:span text:style-name="T2">мутекса</text:span><text:span text:style-name="T1"> до приоритета</text:span><text:span text:style-name="T1"><text:line-break/></text:span><text:span text:style-name="T2">задачи</text:span></text:p>
          <draw:enhanced-geometry svg:viewBox="0 0 21600 21600" draw:type="rectangle" draw:enhanced-path="M 0 0 L 21600 0 21600 21600 0 21600 0 0 Z N"/>
        </draw:custom-shape>
        <draw:line draw:style-name="gr4" draw:text-style-name="P2" draw:id="id4" draw:layer="layout" svg:x1="8cm" svg:y1="20.45cm" svg:x2="5cm" svg:y2="20.45cm">
          <text:p/>
        </draw:line>
        <draw:line draw:style-name="gr4" draw:text-style-name="P2" draw:layer="layout" svg:x1="5cm" svg:y1="14.55cm" svg:x2="5cm" svg:y2="15.05cm">
          <text:p/>
        </draw:line>
        <draw:line draw:style-name="gr4" draw:text-style-name="P2" draw:id="id6" draw:layer="layout" svg:x1="1.5cm" svg:y1="3cm" svg:x2="5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8:08:46</dc:date>
    <meta:editing-duration>PT01H51M53S</meta:editing-duration>
    <meta:editing-cycles>45</meta:editing-cycles>
    <meta:generator>OpenOffice.org/3.2$Unix OpenOffice.org_project/320m12$Build-9483</meta:generator>
    <meta:document-statistic meta:object-count="46"/>
  </office:meta>
</office:document-meta>
</file>